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6" style:family="table-row">
      <style:table-row-properties style:min-row-height="0.787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officeooo:rsid="00047c28" officeooo:paragraph-rsid="00047c28"/>
    </style:style>
    <style:style style:name="P2" style:family="paragraph" style:parent-style-name="Heading">
      <style:text-properties officeooo:rsid="000705da" officeooo:paragraph-rsid="000705da"/>
    </style:style>
    <style:style style:name="P3" style:family="paragraph" style:parent-style-name="Text_20_body">
      <style:text-properties officeooo:rsid="00047c28" officeooo:paragraph-rsid="00047c28"/>
    </style:style>
    <style:style style:name="P4" style:family="paragraph" style:parent-style-name="Text_20_body">
      <style:text-properties style:text-underline-style="solid" style:text-underline-width="auto" style:text-underline-color="font-color" officeooo:rsid="00047c28" officeooo:paragraph-rsid="00047c28"/>
    </style:style>
    <style:style style:name="P5" style:family="paragraph" style:parent-style-name="Text_20_body">
      <style:text-properties style:text-underline-style="solid" style:text-underline-width="auto" style:text-underline-color="font-color" officeooo:rsid="00055fff" officeooo:paragraph-rsid="00055fff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text-align="justify" style:justify-single-word="false"/>
      <style:text-properties officeooo:rsid="0009ed5e" officeooo:paragraph-rsid="0009ed5e"/>
    </style:style>
    <style:style style:name="P8" style:family="paragraph" style:parent-style-name="Table_20_Contents">
      <style:paragraph-properties fo:text-align="justify" style:justify-single-word="false"/>
      <style:text-properties officeooo:rsid="0007a336" officeooo:paragraph-rsid="0007a336"/>
    </style:style>
    <style:style style:name="P9" style:family="paragraph" style:parent-style-name="Text_20_body" style:list-style-name="L1">
      <style:text-properties officeooo:paragraph-rsid="00047c28"/>
    </style:style>
    <style:style style:name="P10" style:family="paragraph" style:parent-style-name="Text_20_body" style:list-style-name="L1">
      <style:text-properties officeooo:rsid="00047c28" officeooo:paragraph-rsid="00047c28"/>
    </style:style>
    <style:style style:name="P11" style:family="paragraph" style:parent-style-name="Text_20_body" style:list-style-name="L1">
      <style:text-properties style:text-underline-style="none" officeooo:rsid="00047c28" officeooo:paragraph-rsid="00047c28"/>
    </style:style>
    <style:style style:name="P12" style:family="paragraph" style:parent-style-name="Text_20_body" style:list-style-name="L2">
      <style:text-properties style:text-underline-style="none" officeooo:rsid="00047c28" officeooo:paragraph-rsid="00047c28"/>
    </style:style>
    <style:style style:name="P13" style:family="paragraph" style:parent-style-name="Text_20_body" style:list-style-name="L3">
      <style:text-properties style:text-underline-style="none" officeooo:rsid="00047c28" officeooo:paragraph-rsid="00047c28"/>
    </style:style>
    <style:style style:name="P14" style:family="paragraph" style:parent-style-name="Text_20_body" style:list-style-name="L3">
      <style:text-properties style:text-underline-style="none" officeooo:rsid="00055fff" officeooo:paragraph-rsid="00055fff"/>
    </style:style>
    <style:style style:name="P15" style:family="paragraph" style:parent-style-name="Text_20_body" style:list-style-name="L4">
      <style:text-properties style:text-underline-style="none" officeooo:rsid="00055fff" officeooo:paragraph-rsid="00055fff"/>
    </style:style>
    <style:style style:name="P16" style:family="paragraph" style:parent-style-name="Text_20_body" style:list-style-name="L5">
      <style:text-properties style:text-underline-style="none" officeooo:rsid="00055fff" officeooo:paragraph-rsid="00055fff"/>
    </style:style>
    <style:style style:name="P17" style:family="paragraph" style:parent-style-name="Text_20_body" style:list-style-name="L6">
      <style:text-properties style:text-underline-style="none" officeooo:rsid="00055fff" officeooo:paragraph-rsid="00055fff"/>
    </style:style>
    <style:style style:name="P18" style:family="paragraph" style:parent-style-name="Text_20_body" style:list-style-name="L7">
      <style:text-properties style:text-underline-style="none" officeooo:rsid="00055fff" officeooo:paragraph-rsid="00055fff"/>
    </style:style>
    <style:style style:name="P19" style:family="paragraph" style:parent-style-name="Text_20_body" style:list-style-name="L8">
      <style:text-properties style:text-underline-style="none" officeooo:rsid="0005b1b1" officeooo:paragraph-rsid="0005b1b1"/>
    </style:style>
    <style:style style:name="P20" style:family="paragraph" style:parent-style-name="Text_20_body" style:list-style-name="L9">
      <style:text-properties style:text-underline-style="none" officeooo:rsid="0005b1b1" officeooo:paragraph-rsid="0005b1b1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47c28"/>
    </style:style>
    <style:style style:name="T3" style:family="text">
      <style:text-properties style:text-underline-style="none" officeooo:rsid="00055fff"/>
    </style:style>
    <style:style style:name="T4" style:family="text">
      <style:text-properties officeooo:rsid="00055f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ema logico della base di dati.</text:p>
      <text:p text:style-name="P3"/>
      <text:p text:style-name="P4">Eventi</text:p>
      <text:list xml:id="list7092855421553503248" text:style-name="L1">
        <text:list-item>
          <text:p text:style-name="P9"><text:span text:style-name="T2">id_Evento (int) </text:span><text:span text:style-name="T3">PK</text:span></text:p>
        </text:list-item>
        <text:list-item>
          <text:p text:style-name="P10"><text:span text:style-name="T1">Categoria (int) </text:span><text:span text:style-name="T3">FK </text:span></text:p>
        </text:list-item>
        <text:list-item>
          <text:p text:style-name="P10"><text:span text:style-name="T1">Utente (int) </text:span><text:span text:style-name="T3">FK</text:span></text:p>
        </text:list-item>
        <text:list-item>
          <text:p text:style-name="P11">Luogo (int)</text:p>
        </text:list-item>
        <text:list-item>
          <text:p text:style-name="P11">Titolo (txt255)</text:p>
        </text:list-item>
        <text:list-item>
          <text:p text:style-name="P11">Data (date)</text:p>
        </text:list-item>
      </text:list>
      <text:p text:style-name="P4">Categorie</text:p>
      <text:list xml:id="list5327104043607875766" text:style-name="L2">
        <text:list-item>
          <text:p text:style-name="P12">id_Categoria (int) <text:span text:style-name="T4">PK</text:span></text:p>
        </text:list-item>
        <text:list-item>
          <text:p text:style-name="P12">Descrizione (txt50)</text:p>
        </text:list-item>
      </text:list>
      <text:p text:style-name="P4">Utenti</text:p>
      <text:list xml:id="list2256258393672753577" text:style-name="L3">
        <text:list-item>
          <text:p text:style-name="P13">id_Utente (int) <text:span text:style-name="T4">PK</text:span></text:p>
        </text:list-item>
        <text:list-item>
          <text:p text:style-name="P13">Nick (int)</text:p>
        </text:list-item>
        <text:list-item>
          <text:p text:style-name="P13">Nome (<text:span text:style-name="T4">txt30)</text:span></text:p>
        </text:list-item>
        <text:list-item>
          <text:p text:style-name="P14">Cognome (txt30)</text:p>
        </text:list-item>
        <text:list-item>
          <text:p text:style-name="P14">Address (txt30)</text:p>
        </text:list-item>
        <text:list-item>
          <text:p text:style-name="P14">Email (txt30)</text:p>
        </text:list-item>
        <text:list-item>
          <text:p text:style-name="P14">Password (txt30)</text:p>
        </text:list-item>
        <text:list-item>
          <text:p text:style-name="P14">Luogo (int) FK</text:p>
        </text:list-item>
      </text:list>
      <text:p text:style-name="P5">Artisti</text:p>
      <text:list xml:id="list7299992588626582892" text:style-name="L4">
        <text:list-item>
          <text:p text:style-name="P15">id_Artista (int)</text:p>
        </text:list-item>
        <text:list-item>
          <text:p text:style-name="P15">Denominazione (txt50)</text:p>
        </text:list-item>
      </text:list>
      <text:p text:style-name="P5">Luoghi</text:p>
      <text:list xml:id="list7416152454598502778" text:style-name="L5">
        <text:list-item>
          <text:p text:style-name="P16">id_Luogo (int) PK</text:p>
        </text:list-item>
        <text:list-item>
          <text:p text:style-name="P16">Luogo (txt30) </text:p>
        </text:list-item>
        <text:list-item>
          <text:p text:style-name="P16">Sigla (txt2) FK</text:p>
        </text:list-item>
      </text:list>
      <text:p text:style-name="P5"/>
      <text:p text:style-name="P5"><text:soft-page-break/>Province</text:p>
      <text:list xml:id="list7889732435281323095" text:style-name="L6">
        <text:list-item>
          <text:p text:style-name="P17">Sigla (txt2) PK</text:p>
        </text:list-item>
        <text:list-item>
          <text:p text:style-name="P17">Provincia (txt30)</text:p>
        </text:list-item>
      </text:list>
      <text:p text:style-name="P5">Preferenze</text:p>
      <text:list xml:id="list1866841122380889005" text:style-name="L7">
        <text:list-item>
          <text:p text:style-name="P18">Utente (int) PK,FK</text:p>
        </text:list-item>
        <text:list-item>
          <text:p text:style-name="P18">Categoria (int) PK,FK</text:p>
        </text:list-item>
      </text:list>
      <text:p text:style-name="P5">Partecipanti</text:p>
      <text:list xml:id="list8328813682342688419" text:style-name="L8">
        <text:list-item>
          <text:p text:style-name="P19">Evento (int) PK,FK</text:p>
        </text:list-item>
        <text:list-item>
          <text:p text:style-name="P19">Artista (int) PK,FK</text:p>
        </text:list-item>
      </text:list>
      <text:p text:style-name="P5">Commenti</text:p>
      <text:list xml:id="list3184157394949261077" text:style-name="L9">
        <text:list-item>
          <text:p text:style-name="P20">Evento (int) PK,FK</text:p>
        </text:list-item>
        <text:list-item>
          <text:p text:style-name="P20">Utente (int) PK,FK</text:p>
        </text:list-item>
        <text:list-item>
          <text:p text:style-name="P20">Post (txt70) </text:p>
        </text:list-item>
        <text:list-item>
          <text:p text:style-name="P20">Data_post (date)</text:p>
        </text:list-item>
        <text:list-item>
          <text:p text:style-name="P20">Voto (int)</text:p>
          <text:p text:style-name="P20"/>
        </text:list-item>
      </text:list>
      <text:p text:style-name="P2">Normalizzazione in 3^ forma normale.</text:p>
      <text:p text:style-name="P6">La tabella data non è in 1FN perché non è stata definita una chiave primaria, mentre le altre</text:p>
      <text:p text:style-name="P6">condizioni sono rispettate (tutte le righe hanno lo stesso numero di attributi, non ci sono gruppi di attributi che si ripetono, tutti i valori di ogni attributo sono dello stesso tipo, l’ordine delle righe non porta informazione).</text:p>
      <text:p text:style-name="P6">La prima cosa da fare è cercare una chiave primaria ma nessuno degli attributi presenti è in grado singolarmente di assolvere questo compito; la chiave formata dai due attributi Telefono e Tel-tutor è una chiave candidata (tra le varie possibili), con questa la scelta la tabella rispetta la 1FN.</text:p>
      <text:p text:style-name="P6">Ora però lo schema proposto non è in 2FN perché esistono dipendenze funzionali parziali di alcuni attributi rispetto alla chiave scelta: Cognome e Nome dipendono soltanto dall'attributo Telefono</text:p>
      <text:p text:style-name="P6">Tutor dipende soltanto dall'attributo Tel-tutor mentre Livello e AnticipoVersato dipendono dall'intera chiave scelta; per eliminare la ridondanza dei dati è necessario scorporare i dati con dipendenza parziale per cui la tabella iniziale viene scomposta nelle seguenti tre tabelle:</text:p>
      <text:p text:style-name="P6"/>
      <text:p text:style-name="P6"/>
      <text:p text:style-name="P6"/>
      <table:table table:name="Table1" table:style-name="Table1">
        <table:table-column table:style-name="Table1.A" table:number-columns-repeated="3"/>
        <table:table-column table:style-name="Table1.D"/>
        <text:soft-page-break/>
        <table:table-row>
          <table:table-cell table:style-name="Table1.A1" office:value-type="string">
            <text:p text:style-name="P8">Telefono</text:p>
          </table:table-cell>
          <table:table-cell table:style-name="Table1.A1" office:value-type="string">
            <text:p text:style-name="P8">Tel-tutor</text:p>
          </table:table-cell>
          <table:table-cell table:style-name="Table1.A1" office:value-type="string">
            <text:p text:style-name="P8">Livello</text:p>
          </table:table-cell>
          <table:table-cell table:style-name="Table1.D1" office:value-type="string">
            <text:p text:style-name="P8">Anticipo Versato</text:p>
          </table:table-cell>
        </table:table-row>
        <table:table-row>
          <table:table-cell table:style-name="Table1.A2" office:value-type="string">
            <text:p text:style-name="P8">345698741</text:p>
          </table:table-cell>
          <table:table-cell table:style-name="Table1.A2" office:value-type="string">
            <text:p text:style-name="P8">334563215</text:p>
          </table:table-cell>
          <table:table-cell table:style-name="Table1.A2" office:value-type="string">
            <text:p text:style-name="P8">avanzato</text:p>
          </table:table-cell>
          <table:table-cell table:style-name="Table1.D2" office:value-type="string">
            <text:p text:style-name="P8">100</text:p>
          </table:table-cell>
        </table:table-row>
        <table:table-row>
          <table:table-cell table:style-name="Table1.A2" office:value-type="string">
            <text:p text:style-name="P8">348523698</text:p>
          </table:table-cell>
          <table:table-cell table:style-name="Table1.A2" office:value-type="string">
            <text:p text:style-name="P8">369852147</text:p>
          </table:table-cell>
          <table:table-cell table:style-name="Table1.A2" office:value-type="string">
            <text:p text:style-name="P8">avanzato</text:p>
          </table:table-cell>
          <table:table-cell table:style-name="Table1.D2" office:value-type="string">
            <text:p text:style-name="P8">150</text:p>
          </table:table-cell>
        </table:table-row>
        <table:table-row>
          <table:table-cell table:style-name="Table1.A2" office:value-type="string">
            <text:p text:style-name="P8">347532159</text:p>
          </table:table-cell>
          <table:table-cell table:style-name="Table1.A2" office:value-type="string">
            <text:p text:style-name="P8">333214569</text:p>
          </table:table-cell>
          <table:table-cell table:style-name="Table1.A2" office:value-type="string">
            <text:p text:style-name="P8">base</text:p>
          </table:table-cell>
          <table:table-cell table:style-name="Table1.D2" office:value-type="string">
            <text:p text:style-name="P8">120</text:p>
          </table:table-cell>
        </table:table-row>
        <table:table-row>
          <table:table-cell table:style-name="Table1.A2" office:value-type="string">
            <text:p text:style-name="P8">341236547</text:p>
          </table:table-cell>
          <table:table-cell table:style-name="Table1.A2" office:value-type="string">
            <text:p text:style-name="P8">369852147</text:p>
          </table:table-cell>
          <table:table-cell table:style-name="Table1.A2" office:value-type="string">
            <text:p text:style-name="P8">base</text:p>
          </table:table-cell>
          <table:table-cell table:style-name="Table1.D2" office:value-type="string">
            <text:p text:style-name="P8">150</text:p>
          </table:table-cell>
        </table:table-row>
        <table:table-row>
          <table:table-cell table:style-name="Table1.A2" office:value-type="string">
            <text:p text:style-name="P8">349567890</text:p>
          </table:table-cell>
          <table:table-cell table:style-name="Table1.A2" office:value-type="string">
            <text:p text:style-name="P8">369852147</text:p>
          </table:table-cell>
          <table:table-cell table:style-name="Table1.A2" office:value-type="string">
            <text:p text:style-name="P8">base</text:p>
          </table:table-cell>
          <table:table-cell table:style-name="Table1.D2" office:value-type="string">
            <text:p text:style-name="P8">90</text:p>
          </table:table-cell>
        </table:table-row>
        <table:table-row>
          <table:table-cell table:style-name="Table1.A2" office:value-type="string">
            <text:p text:style-name="P8">348523698</text:p>
          </table:table-cell>
          <table:table-cell table:style-name="Table1.A2" office:value-type="string">
            <text:p text:style-name="P8">373564987</text:p>
          </table:table-cell>
          <table:table-cell table:style-name="Table1.A2" office:value-type="string">
            <text:p text:style-name="P8">Complementi</text:p>
          </table:table-cell>
          <table:table-cell table:style-name="Table1.D2" office:value-type="string">
            <text:p text:style-name="P8">100</text:p>
          </table:table-cell>
        </table:table-row>
      </table:table>
      <text:p text:style-name="P6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Telefono</text:p>
          </table:table-cell>
          <table:table-cell table:style-name="Table2.A1" office:value-type="string">
            <text:p text:style-name="P8">Cognome</text:p>
          </table:table-cell>
          <table:table-cell table:style-name="Table2.C1" office:value-type="string">
            <text:p text:style-name="P8">Nome</text:p>
          </table:table-cell>
        </table:table-row>
        <table:table-row>
          <table:table-cell table:style-name="Table2.A2" office:value-type="string">
            <text:p text:style-name="P8">345698741</text:p>
          </table:table-cell>
          <table:table-cell table:style-name="Table2.A2" office:value-type="string">
            <text:p text:style-name="P8">Verdi</text:p>
          </table:table-cell>
          <table:table-cell table:style-name="Table2.C2" office:value-type="string">
            <text:p text:style-name="P8">Luisa</text:p>
          </table:table-cell>
        </table:table-row>
        <table:table-row>
          <table:table-cell table:style-name="Table2.A2" office:value-type="string">
            <text:p text:style-name="P8">348523698</text:p>
          </table:table-cell>
          <table:table-cell table:style-name="Table2.A2" office:value-type="string">
            <text:p text:style-name="P8">Neri</text:p>
          </table:table-cell>
          <table:table-cell table:style-name="Table2.C2" office:value-type="string">
            <text:p text:style-name="P8">Enrico</text:p>
          </table:table-cell>
        </table:table-row>
        <table:table-row>
          <table:table-cell table:style-name="Table2.A2" office:value-type="string">
            <text:p text:style-name="P8">347532159</text:p>
          </table:table-cell>
          <table:table-cell table:style-name="Table2.A2" office:value-type="string">
            <text:p text:style-name="P8">Rossi</text:p>
          </table:table-cell>
          <table:table-cell table:style-name="Table2.C2" office:value-type="string">
            <text:p text:style-name="P8">Rosa</text:p>
          </table:table-cell>
        </table:table-row>
        <table:table-row>
          <table:table-cell table:style-name="Table2.A2" office:value-type="string">
            <text:p text:style-name="P8">341236547</text:p>
          </table:table-cell>
          <table:table-cell table:style-name="Table2.A2" office:value-type="string">
            <text:p text:style-name="P8">Bianchi</text:p>
          </table:table-cell>
          <table:table-cell table:style-name="Table2.C2" office:value-type="string">
            <text:p text:style-name="P8">Paolo</text:p>
          </table:table-cell>
        </table:table-row>
        <table:table-row table:style-name="Table2.6">
          <table:table-cell table:style-name="Table2.A2" office:value-type="string">
            <text:p text:style-name="P8">349567890</text:p>
          </table:table-cell>
          <table:table-cell table:style-name="Table2.A2" office:value-type="string">
            <text:p text:style-name="P8">Rossi</text:p>
          </table:table-cell>
          <table:table-cell table:style-name="Table2.C2" office:value-type="string">
            <text:p text:style-name="P8">Mario</text:p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>Tel-tutor</text:p>
          </table:table-cell>
          <table:table-cell table:style-name="Table3.B1" office:value-type="string">
            <text:p text:style-name="P8">Tutor</text:p>
          </table:table-cell>
        </table:table-row>
        <table:table-row>
          <table:table-cell table:style-name="Table3.A2" office:value-type="string">
            <text:p text:style-name="P8">334563215</text:p>
          </table:table-cell>
          <table:table-cell table:style-name="Table3.B2" office:value-type="string">
            <text:p text:style-name="P8">Bianca</text:p>
          </table:table-cell>
        </table:table-row>
        <table:table-row>
          <table:table-cell table:style-name="Table3.A2" office:value-type="string">
            <text:p text:style-name="P8">369852147</text:p>
          </table:table-cell>
          <table:table-cell table:style-name="Table3.B2" office:value-type="string">
            <text:p text:style-name="P8">Carlo</text:p>
          </table:table-cell>
        </table:table-row>
        <table:table-row>
          <table:table-cell table:style-name="Table3.A2" office:value-type="string">
            <text:p text:style-name="P8">333214569</text:p>
          </table:table-cell>
          <table:table-cell table:style-name="Table3.B2" office:value-type="string">
            <text:p text:style-name="P8">Alessio</text:p>
          </table:table-cell>
        </table:table-row>
        <table:table-row>
          <table:table-cell table:style-name="Table3.A2" office:value-type="string">
            <text:p text:style-name="P8">373564987</text:p>
          </table:table-cell>
          <table:table-cell table:style-name="Table3.B2" office:value-type="string">
            <text:p text:style-name="P8">Dina</text:p>
          </table:table-cell>
        </table:table-row>
      </table:table>
      <text:p text:style-name="P6"/>
      <text:p text:style-name="P7">dove dopo lo scorporo sono state eliminate le eventuali righe doppie; la prima tabella ha chiave primaria formata dai due attributi scelti ognuno dei quali è una chiave esterna sulla rispettiva tabella sottostante di cui l'attributo stesso è la chiave primaria della tabella.</text:p>
      <text:p text:style-name="P7">Infine notiamo che per tutte le tabelle ottenute non sono presenti dipendenze funzionali transitive per cui il sistema proposto rispetta la 3F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47c28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officeooo:rsid="00047c28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5:13:30.764506000</meta:creation-date>
    <dc:date>2017-03-16T16:02:23.789317000</dc:date>
    <meta:editing-duration>PT16M43S</meta:editing-duration>
    <meta:editing-cycles>3</meta:editing-cycles>
    <meta:generator>LibreOffice/5.2.4.2$MacOSX_X86_64 LibreOffice_project/3d5603e1122f0f102b62521720ab13a38a4e0eb0</meta:generator>
    <meta:document-statistic meta:table-count="3" meta:image-count="0" meta:object-count="0" meta:page-count="3" meta:paragraph-count="107" meta:word-count="424" meta:character-count="2587" meta:non-whitespace-character-count="2299"/>
  </office:meta>
</office:document-meta>
</file>